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6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Account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number-columns-repeated="1021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Freya</text:p>
          </table:table-cell>
          <table:table-cell office:value-type="string">
            <text:p>Test</text:p>
          </table:table-cell>
          <table:table-cell table:formula="of:=&quot;(&quot; &amp; TEXT([.A2];&quot;0&quot;) &amp; &quot;,'&quot; &amp; [.B2] &amp; &quot;','&quot; &amp; [.C2] &amp; &quot;'),&quot;" office:value-type="string" office:string-value="(1234,'Freya','Test'),">
            <text:p>(1234,'Freya','Test'),</text:p>
          </table:table-cell>
          <table:table-cell table:number-columns-repeated="1020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Noddy</text:p>
          </table:table-cell>
          <table:table-cell office:value-type="string">
            <text:p>Test</text:p>
          </table:table-cell>
          <table:table-cell table:formula="of:=&quot;(&quot; &amp; TEXT([.A3];&quot;0&quot;) &amp; &quot;,'&quot; &amp; [.B3] &amp; &quot;','&quot; &amp; [.C3] &amp; &quot;'),&quot;" office:value-type="string" office:string-value="(1239,'Noddy','Test'),">
            <text:p>(1239,'Noddy','Test'),</text:p>
          </table:table-cell>
          <table:table-cell table:number-columns-repeated="1020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Archie</text:p>
          </table:table-cell>
          <table:table-cell office:value-type="string">
            <text:p>Test</text:p>
          </table:table-cell>
          <table:table-cell table:formula="of:=&quot;(&quot; &amp; TEXT([.A4];&quot;0&quot;) &amp; &quot;,'&quot; &amp; [.B4] &amp; &quot;','&quot; &amp; [.C4] &amp; &quot;'),&quot;" office:value-type="string" office:string-value="(1240,'Archie','Test'),">
            <text:p>(1240,'Archie','Test'),</text:p>
          </table:table-cell>
          <table:table-cell table:number-columns-repeated="1020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Lara</text:p>
          </table:table-cell>
          <table:table-cell office:value-type="string">
            <text:p>Test</text:p>
          </table:table-cell>
          <table:table-cell table:formula="of:=&quot;(&quot; &amp; TEXT([.A5];&quot;0&quot;) &amp; &quot;,'&quot; &amp; [.B5] &amp; &quot;','&quot; &amp; [.C5] &amp; &quot;'),&quot;" office:value-type="string" office:string-value="(1241,'Lara','Test'),">
            <text:p>(1241,'Lara','Test'),</text:p>
          </table:table-cell>
          <table:table-cell table:number-columns-repeated="1020"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Tim</text:p>
          </table:table-cell>
          <table:table-cell office:value-type="string">
            <text:p>Test</text:p>
          </table:table-cell>
          <table:table-cell table:formula="of:=&quot;(&quot; &amp; TEXT([.A6];&quot;0&quot;) &amp; &quot;,'&quot; &amp; [.B6] &amp; &quot;','&quot; &amp; [.C6] &amp; &quot;'),&quot;" office:value-type="string" office:string-value="(1242,'Tim','Test'),">
            <text:p>(1242,'Tim','Test'),</text:p>
          </table:table-cell>
          <table:table-cell table:number-columns-repeated="1020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Graham</text:p>
          </table:table-cell>
          <table:table-cell office:value-type="string">
            <text:p>Test</text:p>
          </table:table-cell>
          <table:table-cell table:formula="of:=&quot;(&quot; &amp; TEXT([.A7];&quot;0&quot;) &amp; &quot;,'&quot; &amp; [.B7] &amp; &quot;','&quot; &amp; [.C7] &amp; &quot;'),&quot;" office:value-type="string" office:string-value="(1243,'Graham','Test'),">
            <text:p>(1243,'Graham','Test'),</text:p>
          </table:table-cell>
          <table:table-cell table:number-columns-repeated="1020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Tony</text:p>
          </table:table-cell>
          <table:table-cell office:value-type="string">
            <text:p>Test</text:p>
          </table:table-cell>
          <table:table-cell table:formula="of:=&quot;(&quot; &amp; TEXT([.A8];&quot;0&quot;) &amp; &quot;,'&quot; &amp; [.B8] &amp; &quot;','&quot; &amp; [.C8] &amp; &quot;'),&quot;" office:value-type="string" office:string-value="(1244,'Tony','Test'),">
            <text:p>(1244,'Tony','Test'),</text:p>
          </table:table-cell>
          <table:table-cell table:number-columns-repeated="1020"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Neville</text:p>
          </table:table-cell>
          <table:table-cell office:value-type="string">
            <text:p>Test</text:p>
          </table:table-cell>
          <table:table-cell table:formula="of:=&quot;(&quot; &amp; TEXT([.A9];&quot;0&quot;) &amp; &quot;,'&quot; &amp; [.B9] &amp; &quot;','&quot; &amp; [.C9] &amp; &quot;'),&quot;" office:value-type="string" office:string-value="(1245,'Neville','Test'),">
            <text:p>(1245,'Neville','Test'),</text:p>
          </table:table-cell>
          <table:table-cell table:number-columns-repeated="1020"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Jo</text:p>
          </table:table-cell>
          <table:table-cell office:value-type="string">
            <text:p>Test</text:p>
          </table:table-cell>
          <table:table-cell table:formula="of:=&quot;(&quot; &amp; TEXT([.A10];&quot;0&quot;) &amp; &quot;,'&quot; &amp; [.B10] &amp; &quot;','&quot; &amp; [.C10] &amp; &quot;'),&quot;" office:value-type="string" office:string-value="(1246,'Jo','Test'),">
            <text:p>(1246,'Jo','Test'),</text:p>
          </table:table-cell>
          <table:table-cell table:number-columns-repeated="1020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Jim</text:p>
          </table:table-cell>
          <table:table-cell office:value-type="string">
            <text:p>Test</text:p>
          </table:table-cell>
          <table:table-cell table:formula="of:=&quot;(&quot; &amp; TEXT([.A11];&quot;0&quot;) &amp; &quot;,'&quot; &amp; [.B11] &amp; &quot;','&quot; &amp; [.C11] &amp; &quot;'),&quot;" office:value-type="string" office:string-value="(1247,'Jim','Test'),">
            <text:p>(1247,'Jim','Test'),</text:p>
          </table:table-cell>
          <table:table-cell table:number-columns-repeated="102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Pam</text:p>
          </table:table-cell>
          <table:table-cell office:value-type="string">
            <text:p>Test</text:p>
          </table:table-cell>
          <table:table-cell table:formula="of:=&quot;(&quot; &amp; TEXT([.A12];&quot;0&quot;) &amp; &quot;,'&quot; &amp; [.B12] &amp; &quot;','&quot; &amp; [.C12] &amp; &quot;'),&quot;" office:value-type="string" office:string-value="(1248,'Pam','Test'),">
            <text:p>(1248,'Pam','Test'),</text:p>
          </table:table-cell>
          <table:table-cell table:number-columns-repeated="1020"/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Barry</text:p>
          </table:table-cell>
          <table:table-cell office:value-type="string">
            <text:p>Test</text:p>
          </table:table-cell>
          <table:table-cell table:formula="of:=&quot;(&quot; &amp; TEXT([.A13];&quot;0&quot;) &amp; &quot;,'&quot; &amp; [.B13] &amp; &quot;','&quot; &amp; [.C13] &amp; &quot;'),&quot;" office:value-type="string" office:string-value="(2233,'Barry','Test'),">
            <text:p>(2233,'Barry','Test'),</text:p>
          </table:table-cell>
          <table:table-cell table:number-columns-repeated="1020"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Tommy</text:p>
          </table:table-cell>
          <table:table-cell office:value-type="string">
            <text:p>Test</text:p>
          </table:table-cell>
          <table:table-cell table:formula="of:=&quot;(&quot; &amp; TEXT([.A14];&quot;0&quot;) &amp; &quot;,'&quot; &amp; [.B14] &amp; &quot;','&quot; &amp; [.C14] &amp; &quot;'),&quot;" office:value-type="string" office:string-value="(2344,'Tommy','Test'),">
            <text:p>(2344,'Tommy','Test'),</text:p>
          </table:table-cell>
          <table:table-cell table:number-columns-repeated="1020"/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Jerry</text:p>
          </table:table-cell>
          <table:table-cell office:value-type="string">
            <text:p>Test</text:p>
          </table:table-cell>
          <table:table-cell table:formula="of:=&quot;(&quot; &amp; TEXT([.A15];&quot;0&quot;) &amp; &quot;,'&quot; &amp; [.B15] &amp; &quot;','&quot; &amp; [.C15] &amp; &quot;'),&quot;" office:value-type="string" office:string-value="(2345,'Jerry','Test'),">
            <text:p>(2345,'Jerry','Test'),</text:p>
          </table:table-cell>
          <table:table-cell table:number-columns-repeated="1020"/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Ollie</text:p>
          </table:table-cell>
          <table:table-cell office:value-type="string">
            <text:p>Test</text:p>
          </table:table-cell>
          <table:table-cell table:formula="of:=&quot;(&quot; &amp; TEXT([.A16];&quot;0&quot;) &amp; &quot;,'&quot; &amp; [.B16] &amp; &quot;','&quot; &amp; [.C16] &amp; &quot;'),&quot;" office:value-type="string" office:string-value="(2346,'Ollie','Test'),">
            <text:p>(2346,'Ollie','Test'),</text:p>
          </table:table-cell>
          <table:table-cell table:number-columns-repeated="1020"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Tara</text:p>
          </table:table-cell>
          <table:table-cell office:value-type="string">
            <text:p>Test</text:p>
          </table:table-cell>
          <table:table-cell table:formula="of:=&quot;(&quot; &amp; TEXT([.A17];&quot;0&quot;) &amp; &quot;,'&quot; &amp; [.B17] &amp; &quot;','&quot; &amp; [.C17] &amp; &quot;'),&quot;" office:value-type="string" office:string-value="(2347,'Tara','Test'),">
            <text:p>(2347,'Tara','Test'),</text:p>
          </table:table-cell>
          <table:table-cell table:number-columns-repeated="1020"/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Tammy</text:p>
          </table:table-cell>
          <table:table-cell office:value-type="string">
            <text:p>Test</text:p>
          </table:table-cell>
          <table:table-cell table:formula="of:=&quot;(&quot; &amp; TEXT([.A18];&quot;0&quot;) &amp; &quot;,'&quot; &amp; [.B18] &amp; &quot;','&quot; &amp; [.C18] &amp; &quot;'),&quot;" office:value-type="string" office:string-value="(2348,'Tammy','Test'),">
            <text:p>(2348,'Tammy','Test'),</text:p>
          </table:table-cell>
          <table:table-cell table:number-columns-repeated="1020"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Simon</text:p>
          </table:table-cell>
          <table:table-cell office:value-type="string">
            <text:p>Test</text:p>
          </table:table-cell>
          <table:table-cell table:formula="of:=&quot;(&quot; &amp; TEXT([.A19];&quot;0&quot;) &amp; &quot;,'&quot; &amp; [.B19] &amp; &quot;','&quot; &amp; [.C19] &amp; &quot;'),&quot;" office:value-type="string" office:string-value="(2349,'Simon','Test'),">
            <text:p>(2349,'Simon','Test'),</text:p>
          </table:table-cell>
          <table:table-cell table:number-columns-repeated="1020"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Colin</text:p>
          </table:table-cell>
          <table:table-cell office:value-type="string">
            <text:p>Test</text:p>
          </table:table-cell>
          <table:table-cell table:formula="of:=&quot;(&quot; &amp; TEXT([.A20];&quot;0&quot;) &amp; &quot;,'&quot; &amp; [.B20] &amp; &quot;','&quot; &amp; [.C20] &amp; &quot;'),&quot;" office:value-type="string" office:string-value="(2350,'Colin','Test'),">
            <text:p>(2350,'Colin','Test'),</text:p>
          </table:table-cell>
          <table:table-cell table:number-columns-repeated="1020"/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Gladys</text:p>
          </table:table-cell>
          <table:table-cell office:value-type="string">
            <text:p>Test</text:p>
          </table:table-cell>
          <table:table-cell table:formula="of:=&quot;(&quot; &amp; TEXT([.A21];&quot;0&quot;) &amp; &quot;,'&quot; &amp; [.B21] &amp; &quot;','&quot; &amp; [.C21] &amp; &quot;'),&quot;" office:value-type="string" office:string-value="(2351,'Gladys','Test'),">
            <text:p>(2351,'Gladys','Test'),</text:p>
          </table:table-cell>
          <table:table-cell table:number-columns-repeated="1020"/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Greg</text:p>
          </table:table-cell>
          <table:table-cell office:value-type="string">
            <text:p>Test</text:p>
          </table:table-cell>
          <table:table-cell table:formula="of:=&quot;(&quot; &amp; TEXT([.A22];&quot;0&quot;) &amp; &quot;,'&quot; &amp; [.B22] &amp; &quot;','&quot; &amp; [.C22] &amp; &quot;'),&quot;" office:value-type="string" office:string-value="(2352,'Greg','Test'),">
            <text:p>(2352,'Greg','Test'),</text:p>
          </table:table-cell>
          <table:table-cell table:number-columns-repeated="1020"/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Tony</text:p>
          </table:table-cell>
          <table:table-cell office:value-type="string">
            <text:p>Test</text:p>
          </table:table-cell>
          <table:table-cell table:formula="of:=&quot;(&quot; &amp; TEXT([.A23];&quot;0&quot;) &amp; &quot;,'&quot; &amp; [.B23] &amp; &quot;','&quot; &amp; [.C23] &amp; &quot;'),&quot;" office:value-type="string" office:string-value="(2353,'Tony','Test'),">
            <text:p>(2353,'Tony','Test'),</text:p>
          </table:table-cell>
          <table:table-cell table:number-columns-repeated="1020"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Arthur</text:p>
          </table:table-cell>
          <table:table-cell office:value-type="string">
            <text:p>Test</text:p>
          </table:table-cell>
          <table:table-cell table:formula="of:=&quot;(&quot; &amp; TEXT([.A24];&quot;0&quot;) &amp; &quot;,'&quot; &amp; [.B24] &amp; &quot;','&quot; &amp; [.C24] &amp; &quot;'),&quot;" office:value-type="string" office:string-value="(2355,'Arthur','Test'),">
            <text:p>(2355,'Arthur','Test'),</text:p>
          </table:table-cell>
          <table:table-cell table:number-columns-repeated="1020"/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Craig</text:p>
          </table:table-cell>
          <table:table-cell office:value-type="string">
            <text:p>Test</text:p>
          </table:table-cell>
          <table:table-cell table:formula="of:=&quot;(&quot; &amp; TEXT([.A25];&quot;0&quot;) &amp; &quot;,'&quot; &amp; [.B25] &amp; &quot;','&quot; &amp; [.C25] &amp; &quot;'),&quot;" office:value-type="string" office:string-value="(2356,'Craig','Test'),">
            <text:p>(2356,'Craig','Test'),</text:p>
          </table:table-cell>
          <table:table-cell table:number-columns-repeated="1020"/>
        </table:table-row>
        <table:table-row table:style-name="ro1">
          <table:table-cell office:value-type="float" office:value="4534">
            <text:p>4534</text:p>
          </table:table-cell>
          <table:table-cell office:value-type="string">
            <text:p>JOSH</text:p>
          </table:table-cell>
          <table:table-cell office:value-type="string">
            <text:p>TEST</text:p>
          </table:table-cell>
          <table:table-cell table:formula="of:=&quot;(&quot; &amp; TEXT([.A26];&quot;0&quot;) &amp; &quot;,'&quot; &amp; [.B26] &amp; &quot;','&quot; &amp; [.C26] &amp; &quot;'),&quot;" office:value-type="string" office:string-value="(4534,'JOSH','TEST'),">
            <text:p>(4534,'JOSH','TEST'),</text:p>
          </table:table-cell>
          <table:table-cell table:number-columns-repeated="1020"/>
        </table:table-row>
        <table:table-row table:style-name="ro1">
          <table:table-cell office:value-type="float" office:value="6776">
            <text:p>6776</text:p>
          </table:table-cell>
          <table:table-cell office:value-type="string">
            <text:p>Laura</text:p>
          </table:table-cell>
          <table:table-cell office:value-type="string">
            <text:p>Test</text:p>
          </table:table-cell>
          <table:table-cell table:formula="of:=&quot;(&quot; &amp; TEXT([.A27];&quot;0&quot;) &amp; &quot;,'&quot; &amp; [.B27] &amp; &quot;','&quot; &amp; [.C27] &amp; &quot;'),&quot;" office:value-type="string" office:string-value="(6776,'Laura','Test'),">
            <text:p>(6776,'Laura','Test'),</text:p>
          </table:table-cell>
          <table:table-cell table:number-columns-repeated="1020"/>
        </table:table-row>
        <table:table-row table:style-name="ro1">
          <table:table-cell office:value-type="float" office:value="8766">
            <text:p>8766</text:p>
          </table:table-cell>
          <table:table-cell office:value-type="string">
            <text:p>Sally</text:p>
          </table:table-cell>
          <table:table-cell office:value-type="string">
            <text:p>Test</text:p>
          </table:table-cell>
          <table:table-cell table:formula="of:=&quot;(&quot; &amp; TEXT([.A28];&quot;0&quot;) &amp; &quot;,'&quot; &amp; [.B28] &amp; &quot;','&quot; &amp; [.C28] &amp; &quot;'),&quot;" office:value-type="string" office:string-value="(8766,'Sally','Test'),">
            <text:p>(8766,'Sally','Test'),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19/07/2021</text:date>, <text:time>03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" style:display-name="PageStyle_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9T03:48:29.08</dc:date>
    <meta:generator>OpenOffice/4.1.8$Win32 OpenOffice.org_project/418m3$Build-9803</meta:generator>
    <meta:editing-duration>PT43M20S</meta:editing-duration>
    <meta:editing-cycles>1</meta:editing-cycles>
    <meta:document-statistic meta:table-count="1" meta:cell-count="111" meta:object-count="0"/>
  </office:meta>
</office:document-meta>
</file>